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nditional execution</text:p>
      <text:p text:style-name="Preformatted_20_Text"/>
      <text:p text:style-name="Preformatted_20_Text">1) Write a script which will take your name as an input.</text:p>
      <text:p text:style-name="Preformatted_20_Text">2) It should check this name with your system's username.</text:p>
      <text:p text:style-name="Preformatted_20_Text">3) If the username matches, it should greet you by displaying "Hello".</text:p>
      <text:p text:style-name="Preformatted_20_Text">4) Else, it should display "Try again"</text:p>
      <text:p text:style-name="Preformatted_20_Text"/>
      <text:p text:style-name="P1">HINT: Your system's username is stored in a variable $USER </text:p>
      <text:p text:style-name="Standard">god@god:~/Desktop$ gedit assignment3_7.sh &amp;</text:p>
      <text:p text:style-name="Standard">[1] 5344</text:p>
      <text:p text:style-name="Standard">god@god:~/Desktop$ chmod +x assignment3_7.sh</text:p>
      <text:p text:style-name="Standard">god@god:~/Desktop$ ./assignment3_7.sh</text:p>
      <text:p text:style-name="Standard">Name : god</text:p>
      <text:p text:style-name="Standard">Hello</text:p>
      <text:p text:style-name="Standard">god@god:~/Desktop$ ./assignment3_7.sh</text:p>
      <text:p text:style-name="Standard">Name : Nithis</text:p>
      <text:p text:style-name="Standard">Try ag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21:39:16.735409828</meta:creation-date>
    <dc:date>2023-09-21T21:40:38.989375653</dc:date>
    <meta:editing-duration>PT1M22S</meta:editing-duration>
    <meta:editing-cycles>1</meta:editing-cycles>
    <meta:document-statistic meta:table-count="0" meta:image-count="0" meta:object-count="0" meta:page-count="1" meta:paragraph-count="15" meta:word-count="76" meta:character-count="507" meta:non-whitespace-character-count="445"/>
    <meta:generator>LibreOffice/6.4.7.2$Linux_X86_64 LibreOffice_project/40$Build-2</meta:generator>
  </office:meta>
</office:document-meta>
</file>